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3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4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1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1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084.06602384544" calcext:value-type="float">
            <text:p>9084.0660238454</text:p>
          </table:table-cell>
          <table:table-cell table:formula="of:=SUM([.N1];[.L2])" office:value-type="float" office:value="11844.0660238454" calcext:value-type="float">
            <text:p>11844.0660238454</text:p>
          </table:table-cell>
          <table:table-cell office:value-type="float" office:value="1950" calcext:value-type="float">
            <text:p>1950</text:p>
          </table:table-cell>
          <table:table-cell table:formula="of:=[.N2]-[.M2]" office:value-type="float" office:value="-9894.06602384544" calcext:value-type="float">
            <text:p>-9894.0660238454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084.06602384544" calcext:value-type="float">
            <text:p>9084.0660238454</text:p>
          </table:table-cell>
          <table:table-cell table:formula="of:=SUM([.L4:.L4];[.N1])" office:value-type="float" office:value="11844.0660238454" calcext:value-type="float">
            <text:p>11844.0660238454</text:p>
          </table:table-cell>
          <table:table-cell office:value-type="float" office:value="7000" calcext:value-type="float">
            <text:p>7000</text:p>
          </table:table-cell>
          <table:table-cell table:formula="of:=[.N4]-[.M4]" office:value-type="float" office:value="-4844.06602384544" calcext:value-type="float">
            <text:p>-4844.0660238454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9" table:formula="of:=[.N5]-[.M5]" office:value-type="float" office:value="7120.05860238832" calcext:value-type="float">
            <text:p>7120.0586023883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559.70704948646" calcext:value-type="float">
            <text:p>7559.7070494865</text:p>
          </table:table-cell>
          <table:table-cell table:formula="of:=SUM([.L6:.L6];[.N1])" office:value-type="float" office:value="10319.7070494865" calcext:value-type="float">
            <text:p>10319.70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3319.70704948646" calcext:value-type="float">
            <text:p>-3319.707049486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8396.96076068754" calcext:value-type="float">
            <text:p>8396.9607606876</text:p>
          </table:table-cell>
          <table:table-cell table:formula="of:=SUM([.L7:.L7];[.N1])" office:value-type="float" office:value="11156.9607606875" calcext:value-type="float">
            <text:p>11156.96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756.96076068754" calcext:value-type="float">
            <text:p>-6756.9607606876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8]-[.M8]" office:value-type="float" office:value="393.487394957983" calcext:value-type="float">
            <text:p>393.487394958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/>
          <table:table-cell table:formula="of:=SUM([.H10];[.H33];[.H57];[.H82];[.H137])" office:value-type="float" office:value="6759.38025210084" calcext:value-type="float">
            <text:p>6759.3802521008</text:p>
          </table:table-cell>
          <table:table-cell table:formula="of:=SUM([.L10:.L10];[.N1])" office:value-type="float" office:value="9519.38025210084" calcext:value-type="float">
            <text:p>9519.3802521008</text:p>
          </table:table-cell>
          <table:table-cell office:value-type="float" office:value="5000" calcext:value-type="float">
            <text:p>5000</text:p>
          </table:table-cell>
          <table:table-cell table:formula="of:=[.N10]-[.M10]" office:value-type="float" office:value="-4519.38025210084" calcext:value-type="float">
            <text:p>-4519.3802521008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5" table:formula="of:=SUM([.H11];[.H34];[.H58];[.H83];[.H109];[.H138])" office:value-type="float" office:value="3413.34150326797" calcext:value-type="float">
            <text:p>3413.341503268</text:p>
          </table:table-cell>
          <table:table-cell table:formula="of:=SUM([.L11:.L11];[.O1])" office:value-type="float" office:value="4913.34150326797" calcext:value-type="float">
            <text:p>4913.341503268</text:p>
          </table:table-cell>
          <table:table-cell office:value-type="float" office:value="3900" calcext:value-type="float">
            <text:p>3900</text:p>
          </table:table-cell>
          <table:table-cell table:formula="of:=[.N11]-[.M11]" office:value-type="float" office:value="-1013.34150326797" calcext:value-type="float">
            <text:p>-1013.341503268</text:p>
          </table:table-cell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084.06602384544" calcext:value-type="float">
            <text:p>9084.0660238454</text:p>
          </table:table-cell>
          <table:table-cell table:formula="of:=SUM([.L12:.L12];[.N1])" office:value-type="float" office:value="11844.0660238454" calcext:value-type="float">
            <text:p>11844.0660238454</text:p>
          </table:table-cell>
          <table:table-cell office:value-type="float" office:value="5500" calcext:value-type="float">
            <text:p>5500</text:p>
          </table:table-cell>
          <table:table-cell table:formula="of:=[.N12]-[.M12]" office:value-type="float" office:value="-6344.06602384544" calcext:value-type="float">
            <text:p>-6344.0660238454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formula="of:=[.N13]-[.M13]" office:value-type="float" office:value="-3921.2266573296" calcext:value-type="float">
            <text:p>-3921.2266573296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4818.06370186401" calcext:value-type="float">
            <text:p>4818.063701864</text:p>
          </table:table-cell>
          <table:table-cell table:formula="of:=SUM([.L15:.L15];[.N1])" office:value-type="float" office:value="7578.06370186401" calcext:value-type="float">
            <text:p>7578.063701864</text:p>
          </table:table-cell>
          <table:table-cell office:value-type="float" office:value="5200" calcext:value-type="float">
            <text:p>5200</text:p>
          </table:table-cell>
          <table:table-cell table:formula="of:=[.N15]-[.M15]" office:value-type="float" office:value="-2378.06370186401" calcext:value-type="float">
            <text:p>-2378.063701864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3781.98969331322" calcext:value-type="float">
            <text:p>3781.9896933132</text:p>
          </table:table-cell>
          <table:table-cell table:formula="of:=SUM([.L16:.L16];[.N1])" office:value-type="float" office:value="6541.98969331322" calcext:value-type="float">
            <text:p>6541.9896933132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N16]-[.M16]" office:value-type="float" office:value="3458.01030668678" calcext:value-type="float">
            <text:p>3458.0103066868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084.06602384544" calcext:value-type="float">
            <text:p>9084.0660238454</text:p>
          </table:table-cell>
          <table:table-cell table:formula="of:=SUM([.L17:.L17];[.N1])" office:value-type="float" office:value="11844.0660238454" calcext:value-type="float">
            <text:p>11844.0660238454</text:p>
          </table:table-cell>
          <table:table-cell office:value-type="float" office:value="11300" calcext:value-type="float">
            <text:p>11300</text:p>
          </table:table-cell>
          <table:table-cell table:formula="of:=[.N17]-[.M17]" office:value-type="float" office:value="-544.066023845437" calcext:value-type="float">
            <text:p>-544.066023845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084.06602384544" calcext:value-type="float">
            <text:p>9084.0660238454</text:p>
          </table:table-cell>
          <table:table-cell table:formula="of:=SUM([.L18:.L18];[.N1])" office:value-type="float" office:value="11844.0660238454" calcext:value-type="float">
            <text:p>11844.0660238454</text:p>
          </table:table-cell>
          <table:table-cell office:value-type="float" office:value="10400" calcext:value-type="float">
            <text:p>10400</text:p>
          </table:table-cell>
          <table:table-cell table:formula="of:=[.N18]-[.M18]" office:value-type="float" office:value="-1444.06602384544" calcext:value-type="float">
            <text:p>-1444.066023845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formula="of:=[.N19]-[.M19]" office:value-type="float" office:value="-6258.77190619838" calcext:value-type="float">
            <text:p>-6258.7719061984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084.06602384544" calcext:value-type="float">
            <text:p>9084.0660238454</text:p>
          </table:table-cell>
          <table:table-cell table:formula="of:=SUM([.L20:.L20];[.N1])" office:value-type="float" office:value="11844.0660238454" calcext:value-type="float">
            <text:p>11844.0660238454</text:p>
          </table:table-cell>
          <table:table-cell office:value-type="float" office:value="9300" calcext:value-type="float">
            <text:p>9300</text:p>
          </table:table-cell>
          <table:table-cell table:formula="of:=[.N20]-[.M20]" office:value-type="float" office:value="-2544.06602384544" calcext:value-type="float">
            <text:p>-2544.0660238454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043.42876894348" calcext:value-type="float">
            <text:p>7043.4287689435</text:p>
          </table:table-cell>
          <table:table-cell table:formula="of:=SUM([.L21:.L21];[.N1])" office:value-type="float" office:value="9803.42876894347" calcext:value-type="float">
            <text:p>9803.4287689435</text:p>
          </table:table-cell>
          <table:table-cell office:value-type="float" office:value="10000" calcext:value-type="float">
            <text:p>10000</text:p>
          </table:table-cell>
          <table:table-cell table:style-name="ce49" table:formula="of:=[.N21]-[.M21]" office:value-type="float" office:value="196.571231056525" calcext:value-type="float">
            <text:p>196.5712310565</text:p>
          </table:table-cell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5" table:formula="of:=SUM([.H22];[.H45];[.H69];[.H94];[.H120];[.H149])" office:value-type="float" office:value="3197.20469159324" calcext:value-type="float">
            <text:p>3197.2046915932</text:p>
          </table:table-cell>
          <table:table-cell table:formula="of:=SUM([.O1];[.L22])" office:value-type="float" office:value="4697.20469159324" calcext:value-type="float">
            <text:p>4697.2046915932</text:p>
          </table:table-cell>
          <table:table-cell office:value-type="float" office:value="0" calcext:value-type="float">
            <text:p>0</text:p>
          </table:table-cell>
          <table:table-cell table:formula="of:=[.N22]-[.M22]" office:value-type="float" office:value="-4697.20469159324" calcext:value-type="float">
            <text:p>-4697.2046915932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5" table:formula="of:=SUM([.H46];[.H70];[.H95];[.H121]; [.H150])" office:value-type="float" office:value="4800.43599288568" calcext:value-type="float">
            <text:p>4800.4359928857</text:p>
          </table:table-cell>
          <table:table-cell table:formula="of:=SUM([.L23:.L23];[.O1])" office:value-type="float" office:value="6300.43599288568" calcext:value-type="float">
            <text:p>6300.4359928857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3]-[.M23]" office:value-type="float" office:value="699.564007114317" calcext:value-type="float">
            <text:p>699.5640071143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7250" calcext:value-type="float">
            <text:p>7250</text:p>
          </table:table-cell>
          <table:table-cell office:value-type="string" calcext:value-type="string">
            <text:p>Tatev</text:p>
          </table:table-cell>
          <table:table-cell table:style-name="ce35" table:formula="of:=SUM([.H47];[.H71];[.H96];[.H122]; [.H151])" office:value-type="float" office:value="3276.07701852671" calcext:value-type="float">
            <text:p>3276.0770185267</text:p>
          </table:table-cell>
          <table:table-cell table:formula="of:=SUM([.L24:.L24];[.O1])" office:value-type="float" office:value="4776.07701852671" calcext:value-type="float">
            <text:p>4776.0770185267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4]-[.M24]" office:value-type="float" office:value="2223.92298147329" calcext:value-type="float">
            <text:p>2223.9229814733</text:p>
          </table:table-cell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5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25]-[.M25]" office:value-type="float" office:value="3073.18510737628" calcext:value-type="float">
            <text:p>3073.1851073763</text:p>
          </table:table-cell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formula="of:=[.N26]-[.M26]" office:value-type="float" office:value="-394.444444444444" calcext:value-type="float">
            <text:p>-394.4444444444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1300" calcext:value-type="float">
            <text:p>151300</text:p>
          </table:table-cell>
          <table:table-cell table:style-name="ce17" table:formula="of:=SUM([.M2:.M27])" office:value-type="float" office:value="211240" calcext:value-type="float">
            <text:p>21124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2];[.O26];[.O27])" office:value-type="float" office:value="-66804.7996310535" calcext:value-type="float">
            <text:p>-66804.7996310535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4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)" office:value-type="float" office:value="144800" calcext:value-type="float">
            <text:p>144800</text:p>
          </table:table-cell>
          <table:table-cell table:formula="of:=SUM([.K2];[.K3];[.K8];[.K22];[.K35];[.K37];[.K49];[.K100];[.K99])" office:value-type="float" office:value="144700" calcext:value-type="float">
            <text:p>144700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100" calcext:value-type="float">
            <text:p>100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6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6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6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table:number-columns-repeated="4"/>
          <table:table-cell table:style-name="ce17" table:formula="of:=SUM([.B129:.F129])" office:value-type="float" office:value="6500" calcext:value-type="float">
            <text:p>6500</text:p>
          </table:table-cell>
          <table:table-cell table:style-name="ce23" table:formula="of:=SUM([.A155:.E155])" office:value-type="float" office:value="406.25" calcext:value-type="float">
            <text:p>406.2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55:.B155])" office:value-type="float" office:value="406.25" calcext:value-type="float">
            <text:p>406.2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406.25" calcext:value-type="float">
            <text:p>406.2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A155: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Կարեն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table:number-columns-repeated="5"/>
          <table:table-cell table:style-name="ce18" table:formula="of:=SUM([.A155];[.B155];[.D155];[.E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table:number-columns-repeated="4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18"/>
          <table:table-cell table:number-columns-repeated="2"/>
          <table:table-cell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F155])" office:value-type="float" office:value="406.25" calcext:value-type="float">
            <text:p>406.25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D155])" office:value-type="float" office:value="406.25" calcext:value-type="float">
            <text:p>406.25</text:p>
          </table:table-cell>
          <table:table-cell table:style-name="ce46"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155])" office:value-type="float" office:value="0" calcext:value-type="float">
            <text:p>0</text:p>
          </table:table-cell>
          <table:table-cell table:style-name="ce48" office:value-type="string" calcext:value-type="string">
            <text:p>Step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E155])" office:value-type="float" office:value="406.25" calcext:value-type="float">
            <text:p>406.25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B155])" office:value-type="float" office:value="406.25" calcext:value-type="float">
            <text:p>406.25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:.B155];[.E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6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8" office:value-type="float" office:value="0" calcext:value-type="float">
            <text:p>0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6500" calcext:value-type="float">
            <text:p>6500</text:p>
          </table:table-cell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3" office:value-type="string" calcext:value-type="string">
            <text:p>Mon</text:p>
          </table:table-cell>
          <table:table-cell table:style-name="ce33" office:value-type="string" calcext:value-type="string">
            <text:p>Tue</text:p>
          </table:table-cell>
          <table:table-cell table:style-name="ce33" office:value-type="string" calcext:value-type="string">
            <text:p>Wed</text:p>
          </table:table-cell>
          <table:table-cell table:style-name="ce33" office:value-type="string" calcext:value-type="string">
            <text:p>Thu</text:p>
          </table:table-cell>
          <table:table-cell table:style-name="ce33" office:value-type="string" calcext:value-type="string">
            <text:p>Fri</text:p>
          </table:table-cell>
          <table:table-cell table:style-name="ce33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4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1:19:38.223526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8T11:28:20.230536256</dc:date>
    <meta:editing-duration>P3DT4H20M14S</meta:editing-duration>
    <meta:editing-cycles>1491</meta:editing-cycles>
    <meta:generator>LibreOffice/4.2.8.2$Linux_X86_64 LibreOffice_project/420m0$Build-2</meta:generator>
    <meta:document-statistic meta:table-count="10" meta:cell-count="3671" meta:object-count="0"/>
  </office:meta>
</office:document-meta>
</file>